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scussione sulla ristrutturazione dello schema concettuale</text:h>
      <text:p text:style-name="Text_20_body"/>
      <text:h text:style-name="Heading_20_2" text:outline-level="2">Metodologia adottata: descritta nelle slides del prof. Lenzerini</text:h>
      <text:p text:style-name="Text_20_body"/>
      <text:h text:style-name="Heading_20_2" text:outline-level="2">Fasi della ristrutturazione</text:h>
      <text:list xml:id="list1195249231" text:style-name="L1">
        <text:list-item>
          <text:p text:style-name="P1">Analisi delle ridondanze</text:p>
          <text:p text:style-name="P1">Le ridondanze presenti nello schema sono essenzialmente due: l'attributo numSale di Sezione e l'attributo numOggetti di SalaCollezione. Entrambi gli attributi forniscono un'informazione che può essere ricavata contando le istanze delle relazioni Appartenenza e Collocazione, quindi non sono strettamente necessari. Tuttavia, dato che è lecito supporre che ogni volta che si accede ad una Sala o ad una Sezione si vogliano reperire informazioni sul numero di oggetti nella sala e sul numero di sale in una sezione, mantenere tali ridondanze può portare ad una riduzione del carico applicativo, consentendo di evitare di navigare nella relazione ad ogni accesso. Inoltre, si ritiene che le operazioni di inserimento e di cancellazione siano poco frequenti, quindi anche la gestione di tali ridondanze (aggiornamento del valore) sarà poco costosa dal punto di vista del carico globale.</text:p>
        </text:list-item>
        <text:list-item>
          <text:p text:style-name="P1">Eliminazione degli attributi multivalore</text:p>
          <text:p text:style-name="P1">L'unico attributo multivalore dello schema è telefono: tale attributo è stato convertito in un'entità Telefono legata a Struttura da una relazione TelStruttura. Inoltre, si è posta ad (1,1) invece di (1,N) la cardinalità di TelStruttura nel ruolo Telefono, dato che si ritiene irrealistico che esistano più Strutture con lo stesso numero di telefono.</text:p>
        </text:list-item>
        <text:list-item>
          <text:p text:style-name="P1">Eliminazione degli attributi composti</text:p>
          <text:p text:style-name="P1">Sono stati eliminati sia Dimensioni che Indirizzo associando i relativi attributi componenti direttamente all'entità.</text:p>
        </text:list-item>
        <text:list-item>
          <text:p text:style-name="P1">Eliminazione delle ISA e delle generalizzazioni</text:p>
          <text:p text:style-name="P1">La relazione ISA tra Sala e SalaCollezione è stata trasformata in una relazione, e così tutte le generalizzazioni (complete e non) di Oggetto, OperaArte e Struttura con l'aggiunta di opportuni vincoli di generalizzazione.</text:p>
        </text:list-item>
        <text:list-item>
          <text:p text:style-name="P1">Scelta degli identificatori principali </text:p>
        </text:list-item>
      </text:list>
      <text:p text:style-name="Text_20_body">2.</text:p>
      <text:p text:style-name="Text_20_body">3.</text:p>
      <text:p text:style-name="Text_20_body">4.</text:p>
      <text:p text:style-name="Text_20_body">5.</text:p>
      <text:p text:style-name="Text_20_body">6.</text:p>
      <text:p text:style-name="Text_20_body">7.</text:p>
      <text:p text:style-name="Text_20_body">analisi delle ridondanze</text:p>
      <text:p text:style-name="Text_20_body"><text:soft-page-break/>eliminazione degli attributi multivalore</text:p>
      <text:p text:style-name="Text_20_body">eliminazione degli attributi composti</text:p>
      <text:p text:style-name="Text_20_body">eliminazione delle ISA e delle generalizzazioni</text:p>
      <text:p text:style-name="Text_20_body">scelta degli identificatori principali</text:p>
      <text:p text:style-name="Text_20_body">specifica degli ulteriori vincoli esterni</text:p>
      <text:p text:style-name="Text_20_body">riformulazione delle operazioni e delle specifiche sul</text:p>
      <text:p text:style-name="Text_20_body">carico applicativo in termini dello schema</text:p>
      <text:p text:style-name="Text_20_body">ristruttura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gi </meta:initial-creator>
    <meta:creation-date>2011-11-20T10:01:15</meta:creation-date>
    <meta:document-statistic meta:table-count="0" meta:image-count="0" meta:object-count="0" meta:page-count="2" meta:paragraph-count="27" meta:word-count="320" meta:character-count="2280" meta:non-whitespace-character-count="1976"/>
    <dc:date>2011-11-20T12:06:04</dc:date>
    <dc:creator>luigi </dc:creator>
    <meta:editing-duration>PT1H2M35S</meta:editing-duration>
    <meta:editing-cycles>1</meta:editing-cycles>
    <meta:generator>LibreOffice/3.4$Linux LibreOffice_project/340m1$Build-302</meta:generator>
  </office:meta>
</office:document-meta>
</file>